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Análisis e implementación de la criptografía</text:p>
      <text:p text:style-name="P2"/>
      <text:p text:style-name="Normal">Con respecto a la criptografía, vamos a necesitar cifrar los archivos que los usuarios quieran utilizar los servicios de este servidor, para esto usaremos un programa actual de cifrado, como TDES o cualquiera similar.</text:p>
      <text:p text:style-name="Normal">Guardar los datos de los usuarios y la informacion en una base de datos fuera de la dmz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 Maria Sanchez Haro</meta:initial-creator>
    <dc:creator>Jose Maria Sanchez Haro</dc:creator>
    <meta:creation-date>2022-12-08T17:38:00Z</meta:creation-date>
    <dc:date>2022-12-11T14:44:00Z</dc:date>
    <meta:template xlink:href="Normal.dotm" xlink:type="simple"/>
    <meta:editing-cycles>2</meta:editing-cycles>
    <meta:editing-duration>PT64680S</meta:editing-duration>
    <meta:document-statistic meta:page-count="1" meta:paragraph-count="1" meta:word-count="54" meta:character-count="352" meta:row-count="2" meta:non-whitespace-character-count="299"/>
  </office:meta>
</office:document-meta>
</file>